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lientHttpRequestFactory.prepareConnection( HttpURLConnection connection , String httpMetho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ClientHttpRequestFactory.openConnection( URL url , @ Nullable Proxy prox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ClientHttpRequestFactory.createRequest( URI uri , HttpMethod http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ClientHttpRequestFactory.setBufferRequestBody( boolean bufferRequest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lientHttpRequestFactory.setChunkSize( int chunk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lientHttpRequestFactory.setProxy( Proxy prox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lientHttpRequestFactory.setConnectTimeout( int connect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impleClientHttpRequestFactory.setOutputStreaming( boolean outputStream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lientHttpRequestFactory.setReadTimeout( int read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